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paragraph-rsid="001a55f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paragraph-rsid="001be0e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1be0e5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officeooo:paragraph-rsid="001be0e5" style:font-size-asian="11pt" style:font-size-complex="11pt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1be0e5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be0e5" style:font-size-asian="12pt" style:font-size-complex="12pt"/>
    </style:style>
    <style:style style:name="P16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1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officeooo:rsid="001a55f4" officeooo:paragraph-rsid="001a55f4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paragraph-rsid="001f71a3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1be0e5" style:font-size-asian="12pt" style:font-size-complex="12pt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be0e5" style:font-size-asian="12pt" style:font-weight-asian="bold" style:font-size-complex="12pt" style:font-weight-complex="bold"/>
    </style:style>
    <style:style style:name="T6" style:family="text">
      <style:text-properties officeooo:rsid="001a55f4"/>
    </style:style>
    <style:style style:name="T7" style:family="text">
      <style:text-properties officeooo:rsid="001be0e5"/>
    </style:style>
    <style:style style:name="T8" style:family="text">
      <style:text-properties fo:color="#800000" fo:font-weight="bold" officeooo:rsid="001be0e5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e0e5" style:font-weight-asian="bold" style:font-weight-complex="bold"/>
    </style:style>
    <style:style style:name="T11" style:family="text">
      <style:text-properties fo:font-weight="bold" officeooo:rsid="001f71a3" style:font-weight-asian="bold" style:font-weight-complex="bold"/>
    </style:style>
    <style:style style:name="T12" style:family="text">
      <style:text-properties officeooo:rsid="001f71a3"/>
    </style:style>
    <style:style style:name="T13" style:family="text">
      <style:text-properties style:text-position="sub 58%" officeooo:rsid="001f71a3"/>
    </style:style>
    <style:style style:name="T14" style:family="text">
      <style:text-properties style:text-position="sub 58%" fo:font-weight="bold" officeooo:rsid="001f71a3" style:font-weight-asian="bold" style:font-weight-complex="bold"/>
    </style:style>
    <style:style style:name="T15" style:family="text">
      <style:text-properties officeooo:rsid="002022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DE. IES Haría</text:p>
      <text:p text:style-name="P11">UT2. Actividad <text:span text:style-name="T15">7</text:span></text:p>
      <text:h text:style-name="P16" text:outline-level="1">Incumplimientos de normativa en diseño de cableado estructurado</text:h>
      <text:p text:style-name="P3"/>
      <text:p text:style-name="P3">Supuesto</text:p>
      <text:p text:style-name="P2"/>
      <text:p text:style-name="P5">Tu empresa Acme SA está construyendo una nueva sede en Arrecife <text:s/>y tu jefe te ha entregado el proyecto de instalación que le ha presentado una empresa de montaje de redes. </text:p>
      <text:p text:style-name="P18"/>
      <text:p text:style-name="P5"><text:span text:style-name="T6">Tenemos</text:span> <text:span text:style-name="T6">que </text:span>determinar los incumplimientos de la normativa de cableado estructurado vigente en nuestro país y proponer los cambios oportunos.</text:p>
      <text:p text:style-name="P4"/>
      <text:p text:style-name="P5"><text:span text:style-name="T6">Para ayudarnos lo haremos de los </text:span><text:a xlink:type="simple" xlink:href="http://smr.iesharia.org/wiki/doku.php/rde:ut2:sce:criterios"><text:span text:style-name="T6">apuntes en el wiki</text:span></text:a><text:span text:style-name="T6"> sobre criterios y restricciones para el diseño de un sistema de cableado estructurado y también nos apoyaremos en Internet para encontrar la información que no aparezca en los apuntes</text:span></text:p>
      <text:p text:style-name="P4"/>
      <text:p text:style-name="P4">Se <text:span text:style-name="T9">adjunta plano de planta</text:span> del proyecto</text:p>
      <text:p text:style-name="P4"/>
      <text:p text:style-name="P7">Extractos de la memoria del proyecto:</text:p>
      <text:p text:style-name="P4"/>
      <text:p text:style-name="P6"><text:span text:style-name="T7">Recuerda que tienes que determinar para cada caso los </text:span><text:span text:style-name="T8">incumplimientos</text:span><text:span text:style-name="T7">, si los hay, de la normativa de cableado estructurado vigente en nuestro país y proponer los </text:span><text:span text:style-name="T10">cambios</text:span><text:span text:style-name="T7"> oportunos.</text:span></text:p>
      <text:p text:style-name="P4"/>
      <text:p text:style-name="P19">1. "<text:span text:style-name="T12">El subsistema de cableado horizontal será de </text:span><text:span text:style-name="T11">categoría 6A</text:span>. <text:span text:style-name="T12">Para ello t</text:span>odo el cableado horizontal se realizará con cable de par trenzado apantallado <text:span text:style-name="T11">clase</text:span><text:span text:style-name="T12"> </text:span><text:span text:style-name="T11">E</text:span><text:span text:style-name="T14">A</text:span>.</text:p>
      <text:p text:style-name="P19"/>
      <text:p text:style-name="P19"><text:span text:style-name="T12">E</text:span>l cable de alimentación eléctrica de las distintas tomas de corriente no será apantallado..."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/>
          </table:table-cell>
        </table:table-row>
      </table:table>
      <text:p text:style-name="P8"><text:span text:style-name="Source_20_Text"><text:span text:style-name="T2"/></text:span></text:p>
      <text:p text:style-name="P10"><text:span text:style-name="Source_20_Text"><text:span text:style-name="T2">"</text:span></text:span><text:span text:style-name="Source_20_Text"><text:span text:style-name="T3">2. </text:span></text:span><text:span text:style-name="Source_20_Text"><text:span text:style-name="T2">....En el </text:span></text:span><text:span text:style-name="Source_20_Text"><text:span text:style-name="T4">subsistema horizontal</text:span></text:span><text:span text:style-name="Source_20_Text"><text:span text:style-name="T2"> todos los cables (tanto eléctricos como de red) irán por canaleta metálica de aluminio de </text:span></text:span><text:span text:style-name="Source_20_Text"><text:span text:style-name="T4">80x40mm</text:span></text:span><text:span text:style-name="Source_20_Text"><text:span text:style-name="T2"> con un separador central que divide la canaleta en dos mitades </text:span></text:span><text:span text:style-name="Source_20_Text"><text:span text:style-name="T3">de tal forma que entre el cableado de datos y el de red queda una separación de </text:span></text:span><text:span text:style-name="Source_20_Text"><text:span text:style-name="T5">1,5 cm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5"/>
          </table:table-cell>
        </table:table-row>
      </table:table>
      <text:p text:style-name="P9"><text:span text:style-name="Source_20_Text"><text:span text:style-name="T2"/></text:span></text:p>
      <text:p text:style-name="P4"><text:span text:style-name="T7">3</text:span>. "...Se aprovecharán las rosetas existentes de <text:span text:style-name="T9">cat 5E</text:span> puesto que pueden soportar una tasa de transferencia de 1Gbps dado que se encuentran en buen estado..."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12"/>
          </table:table-cell>
        </table:table-row>
      </table:table>
      <text:p text:style-name="P4"><text:span text:style-name="Source_20_Text"><text:span text:style-name="T1"/></text:span></text:p>
      <text:p text:style-name="P4"/>
      <text:p text:style-name="P4">4. "...Cada repartidor de planta (FD) irá conectado con el de la planta inmediatamente superior y el de la inferior mediante dos enlaces de fibra óptica. El FD de la primera planta irá conectado a su vez al repartidor del edificio (BD)...."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/>
          </table:table-cell>
        </table:table-row>
      </table:table>
      <text:p text:style-name="P4"><text:span text:style-name="Source_20_Text"><text:span text:style-name="T1"/></text:span></text:p>
      <text:p text:style-name="P6"><text:span text:style-name="T7">5</text:span>. <text:s/>"...En los tramos en que sea posible se llevará el cableado en bandejas que quedaran ocultas por encima del falso techo..."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</table:table-cell>
        </table:table-row>
      </table:table>
      <text:p text:style-name="P6"><text:span text:style-name="Source_20_Text"><text:span text:style-name="T2"/></text:span></text:p>
      <text:p text:style-name="P6"/>
      <text:p text:style-name="P4"><text:span text:style-name="T7">6</text:span>. "...En cada una de las <text:span text:style-name="T9">salas de trabajo</text:span> se prevé el montaje de 96 tomas de red para los <text:span text:style-name="T9">60 usuarios</text:span> previstos en cada una "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"/>
          </table:table-cell>
        </table:table-row>
      </table:table>
      <text:p text:style-name="P4"><text:span text:style-name="Source_20_Text"><text:span text:style-name="T1"/></text:span></text:p>
      <text:p text:style-name="P4"/>
      <text:p text:style-name="P4"><text:span text:style-name="T7">7</text:span>. "...En cada despacho se instalarán 2 tomas de red <text:span text:style-name="T7">y en cada sala de reuniones se instalará una toma simple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2"/>
          </table:table-cell>
        </table:table-row>
      </table:table>
      <text:p text:style-name="P4"><text:span text:style-name="Source_20_Text"><text:span text:style-name="T1"/></text:span></text:p>
      <text:p text:style-name="P6"/>
      <text:p text:style-name="P6"><text:span text:style-name="T7">8</text:span>. "...Cada <text:s/>FD tendrá un armario rack de 15U que se mantendrá refrigerado con una entrada posterior de aire frío y una salida del aire caliente por la parte delantera, evitando cambios bruscos de temperatura y humedad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/>
          </table:table-cell>
        </table:table-row>
      </table:table>
      <text:p text:style-name="P6"><text:span text:style-name="Source_20_Text"><text:span text:style-name="T2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Programación en Lenguajes Estructurados</dc:title>
    <meta:initial-creator>Raúl Ruiz Padilla</meta:initial-creator>
    <meta:creation-date>2007-03-25T16:26:00</meta:creation-date>
    <dc:date>2015-11-12T10:42:37.677367509</dc:date>
    <meta:print-date>2007-05-15T10:21:03</meta:print-date>
    <meta:editing-cycles>28</meta:editing-cycles>
    <meta:editing-duration>PT5H45M1S</meta:editing-duration>
    <dc:creator>ivan </dc:creator>
    <meta:document-statistic meta:table-count="8" meta:image-count="0" meta:object-count="0" meta:page-count="2" meta:paragraph-count="19" meta:word-count="412" meta:character-count="2428" meta:non-whitespace-character-count="2031"/>
    <meta:user-defined meta:name="Info 1"/>
    <meta:user-defined meta:name="Info 2"/>
    <meta:user-defined meta:name="Info 3"/>
    <meta:user-defined meta:name="Info 4"/>
  </office:meta>
</office:document-meta>
</file>